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8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="solid" draw:fill-color="#ffffff"/>
      <style:text-properties fo:font-size="9pt" style:font-size-asian="18pt" style:font-size-complex="18pt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</text:span><text:span text:style-name="T1">VELAB</text:span><text:span text:style-name="T1">LE (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</text:span><text:span text:style-name="T1">RENOUVELABL</text:span><text:span text:style-name="T1">E (4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ERMIN</text:span><text:span text:style-name="T1">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amc v </text:span><text:span text:style-name="T2">2.5.x - </text:span><text:span text:style-name="T2">Etats </text:span><text:span text:style-name="T2">d’un </text:span><text:span text:style-name="T2">proj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3" draw:text-style-name="P4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3" draw:text-style-name="P4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4" draw:text-style-name="P5" draw:layer="layout" svg:width="3.117cm" svg:height="0.963cm" svg:x="2.598cm" svg:y="10.733cm">
          <draw:text-box>
            <text:p><text:span text:style-name="T3">CLK_FERM (22)</text:span></text:p>
          </draw:text-box>
        </draw:frame>
        <draw:custom-shape draw:style-name="gr5" draw:text-style-name="P6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1cm" svg:x2="7.9cm" svg:y2="5.4cm">
          <text:p/>
        </draw:line>
        <draw:custom-shape draw:style-name="gr6" draw:text-style-name="P7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352cm" svg:height="0.963cm" svg:x="5.943cm" svg:y="7.162cm">
          <draw:text-box>
            <text:p><text:span text:style-name="T3">CLK_VAL_EXP_KO ( 12)</text:span></text:p>
          </draw:text-box>
        </draw:frame>
        <draw:frame draw:style-name="gr7" draw:text-style-name="P5" draw:layer="layout" svg:width="4.125cm" svg:height="1.736cm" svg:x="6.572cm" svg:y="10.44cm">
          <draw:text-box>
            <text:p><text:span text:style-name="T3">CLK_SESS_FIN (21)</text:span></text:p>
            <text:p><text:span text:style-name="T3">CLK_FERM (22)</text:span></text:p>
            <text:p><text:span text:style-name="T3">CLK_VAL_EXP_KO (12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2-04T14:05:37.648031635</dc:date>
    <meta:editing-duration>PT6H27M5S</meta:editing-duration>
    <meta:editing-cycles>36</meta:editing-cycles>
    <meta:generator>LibreOffice/6.0.7.3$Linux_X86_64 LibreOffice_project/00m0$Build-3</meta:generator>
    <meta:print-date>2020-02-04T14:00:51.835669117</meta:print-date>
    <meta:document-statistic meta:object-count="13"/>
  </office:meta>
</office:document-meta>
</file>